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1.45pt"/>
    </style:style>
    <style:style style:name="co2" style:family="table-column">
      <style:table-column-properties fo:break-before="auto" style:column-width="253.4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2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Outdated Name</text:p>
          </table:table-cell>
          <table:table-cell table:style-name="ce4" office:value-type="string" calcext:value-type="string">
            <text:p>Correct Name</text:p>
          </table:table-cell>
          <table:table-cell table:style-name="ce4" office:value-type="string" calcext:value-type="string">
            <text:p>Exists?</text:p>
          </table:table-cell>
          <table:table-cell table:style-name="ce4" office:value-type="string" calcext:value-type="string">
            <text:p>Verified?</text:p>
          </table:table-cell>
          <table:table-cell table:style-name="ce4" office:value-type="string" calcext:value-type="string">
            <text:p>Comments Header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T-A10340</text:p>
          </table:table-cell>
          <table:table-cell office:value-type="string" calcext:value-type="string">
            <text:p>ANTENNA-CALVUS-A10340-SMD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RDUINO-101-SHIELD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DUINO-HEADER-1X10-DIGITAL</text:p>
          </table:table-cell>
          <table:table-cell office:value-type="string" calcext:value-type="string">
            <text:p>ARDUINO-HEADER-1x10-DIGITAL</text:p>
          </table:table-cell>
          <table:table-cell office:value-type="string" calcext:value-type="string">
            <text:p>Yes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ARDUINO-HEADER-1X6-ANALOG</text:p>
          </table:table-cell>
          <table:table-cell office:value-type="string" calcext:value-type="string">
            <text:p>ARDUINO-HEADER-1x6-ANALOG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DUINO-HEADER-1X8-DIGITAL</text:p>
          </table:table-cell>
          <table:table-cell office:value-type="string" calcext:value-type="string">
            <text:p>ARDUINO-HEADER-1x8-DIGITAL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DUINO-HEADER-1X8-POWER</text:p>
          </table:table-cell>
          <table:table-cell office:value-type="string" calcext:value-type="string">
            <text:p>ARDUINO-HEADER-1x8-POWER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RDUINO-MOUNTING-HOLE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DU-UNOSHIELD</text:p>
          </table:table-cell>
          <table:table-cell office:value-type="string" calcext:value-type="string">
            <text:p>ARDUINO-UNO-SHIELD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DU-UNOSHIELD-WITH-ICSP</text:p>
          </table:table-cell>
          <table:table-cell office:value-type="string" calcext:value-type="string">
            <text:p>ARDUINO-UNO-SHIELD-IWITH-ICSP</text:p>
          </table:table-cell>
          <table:table-cell office:value-type="string" calcext:value-type="string">
            <text:p>Yes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CR2032</text:p>
          </table:table-cell>
          <table:table-cell table:style-name="ce2" office:value-type="string" calcext:value-type="string">
            <text:p>BATT-COIN-CELL-2032</text:p>
          </table:table-cell>
          <table:table-cell table:style-name="ce2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R2032-BC-2003</text:p>
          </table:table-cell>
          <table:table-cell table:style-name="ce2" office:value-type="string" calcext:value-type="string">
            <text:p>BATT-HOLDER-STRAP-CR2032-BC-2003</text:p>
          </table:table-cell>
          <table:table-cell table:style-name="ce2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A808-GPS</text:p>
          </table:table-cell>
          <table:table-cell office:value-type="string" calcext:value-type="string">
            <text:p>BREAKOUT-ADAFRUIT-FONA808-CELL-GPS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FT232HBKOUT</text:p>
          </table:table-cell>
          <table:table-cell office:value-type="string" calcext:value-type="string">
            <text:p>BREAKOUT-ADAFRUIT-FT232H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AX31855BKOUT</text:p>
          </table:table-cell>
          <table:table-cell office:value-type="string" calcext:value-type="string">
            <text:p>BREAKOUT-ADAFRUIT-FT232H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3000BKOUT</text:p>
          </table:table-cell>
          <table:table-cell office:value-type="string" calcext:value-type="string">
            <text:p>BREAKOUT-ADAFRUIT-HUZZAH-CC3000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GPSBREAKOUT</text:p>
          </table:table-cell>
          <table:table-cell office:value-type="string" calcext:value-type="string">
            <text:p>BREAKOUT-ADAFRUIT-UNIVGPS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DUPROMINI</text:p>
          </table:table-cell>
          <table:table-cell table:style-name="ce2" office:value-type="string" calcext:value-type="string">
            <text:p>BREAKOUT-ARDUINO-PRO-MINI</text:p>
          </table:table-cell>
          <table:table-cell table:style-name="ce2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V_EZ1_Rangefinder</text:p>
          </table:table-cell>
          <table:table-cell office:value-type="string" calcext:value-type="string">
            <text:p>BREAKOUT-LV-EZ1-RANGEFINDER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Disc_D3_P2.5</text:p>
          </table:table-cell>
          <table:table-cell office:value-type="string" calcext:value-type="string">
            <text:p>CAP-DISC-D3MM-P2.5MM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_Disc_D7.5_P5</text:p>
          </table:table-cell>
          <table:table-cell office:value-type="string" calcext:value-type="string">
            <text:p>CAP-DISC-D7.5MM-P5MM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PSENSE-CIRCLE-D10</text:p>
          </table:table-cell>
          <table:table-cell table:style-name="ce2" office:value-type="string" calcext:value-type="string">
            <text:p>CAPSENSE-CIRCLE-D10MM</text:p>
          </table:table-cell>
          <table:table-cell table:style-name="ce2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N-2x05-3M-JTAG</text:p>
          </table:table-cell>
          <table:table-cell office:value-type="string" calcext:value-type="string">
            <text:p>CONN-3M-JTAG-2x05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N-3x04-2.54MM-TH-RA</text:p>
          </table:table-cell>
          <table:table-cell office:value-type="string" calcext:value-type="string">
            <text:p>CONN-3x04-P2.54MM-TH-R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J45_8</text:p>
          </table:table-cell>
          <table:table-cell table:style-name="ce5" office:value-type="string" calcext:value-type="string">
            <text:p>CONN-AMPHENOL-RJ45-NOLED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nectors_C707SIM</text:p>
          </table:table-cell>
          <table:table-cell office:value-type="string" calcext:value-type="string">
            <text:p>CONN-AMPHENOL-SIM-C707-10M006-0492</text:p>
          </table:table-cell>
          <table:table-cell office:value-type="string" calcext:value-type="string">
            <text:p>No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BARREL_JACK</text:p>
          </table:table-cell>
          <table:table-cell table:style-name="ce2" office:value-type="string" calcext:value-type="string">
            <text:p>CONN-BARREL-JACK-2.5x5.5MM-TH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NC_Socket</text:p>
          </table:table-cell>
          <table:table-cell table:style-name="ce5" office:value-type="string" calcext:value-type="string">
            <text:p>CONN-BNC-MOLEX-0731375003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2x04_Pitch1.27mm</text:p>
          </table:table-cell>
          <table:table-cell office:value-type="string" calcext:value-type="string">
            <text:p>CONN-HEADER-STRAIGHT-P1.27MM-2x04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2x05_Pitch1.27mm</text:p>
          </table:table-cell>
          <table:table-cell office:value-type="string" calcext:value-type="string">
            <text:p>CONN-HEADER-STRAIGHT-P1.27MM-2x05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1x01</text:p>
          </table:table-cell>
          <table:table-cell office:value-type="string" calcext:value-type="string">
            <text:p>CONN-HEADER-STRAIGHT-P2.54MM-1x01</text:p>
          </table:table-cell>
          <table:table-cell office:value-type="string" calcext:value-type="string">
            <text:p>Yes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Pin_Header_Straight_1x02</text:p>
          </table:table-cell>
          <table:table-cell office:value-type="string" calcext:value-type="string">
            <text:p>CONN-HEADER-STRAIGHT-P2.54MM-1x02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1x03</text:p>
          </table:table-cell>
          <table:table-cell office:value-type="string" calcext:value-type="string">
            <text:p>CONN-HEADER-STRAIGHT-P2.54MM-1x03</text:p>
          </table:table-cell>
          <table:table-cell office:value-type="string" calcext:value-type="string">
            <text:p>Yes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Pin_Header_Straight_1x04</text:p>
          </table:table-cell>
          <table:table-cell office:value-type="string" calcext:value-type="string">
            <text:p>CONN-HEADER-STRAIGHT-P2.54MM-1x04</text:p>
          </table:table-cell>
          <table:table-cell office:value-type="string" calcext:value-type="string">
            <text:p>Yes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Pin_Header_Straight_1x05</text:p>
          </table:table-cell>
          <table:table-cell office:value-type="string" calcext:value-type="string">
            <text:p>CONN-HEADER-STRAIGHT-P2.54MM-1x05</text:p>
          </table:table-cell>
          <table:table-cell office:value-type="string" calcext:value-type="string">
            <text:p>Yes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Pin_Header_Straight_1x06</text:p>
          </table:table-cell>
          <table:table-cell office:value-type="string" calcext:value-type="string">
            <text:p>CONN-HEADER-STRAIGHT-P2.54MM-1x06</text:p>
          </table:table-cell>
          <table:table-cell office:value-type="string" calcext:value-type="string">
            <text:p>Yes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Pin_Header_Straight_1x07</text:p>
          </table:table-cell>
          <table:table-cell office:value-type="string" calcext:value-type="string">
            <text:p>CONN-HEADER-STRAIGHT-P2.54MM-1x07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1x08</text:p>
          </table:table-cell>
          <table:table-cell office:value-type="string" calcext:value-type="string">
            <text:p>CONN-HEADER-STRAIGHT-P2.54MM-1x08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1x09</text:p>
          </table:table-cell>
          <table:table-cell office:value-type="string" calcext:value-type="string">
            <text:p>CONN-HEADER-STRAIGHT-P2.54MM-1x09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1x10</text:p>
          </table:table-cell>
          <table:table-cell office:value-type="string" calcext:value-type="string">
            <text:p>CONN-HEADER-STRAIGHT-P2.54MM-1x10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1x11</text:p>
          </table:table-cell>
          <table:table-cell office:value-type="string" calcext:value-type="string">
            <text:p>CONN-HEADER-STRAIGHT-P2.54MM-1x11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1x12</text:p>
          </table:table-cell>
          <table:table-cell office:value-type="string" calcext:value-type="string">
            <text:p>CONN-HEADER-STRAIGHT-P2.54MM-1x12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1x13</text:p>
          </table:table-cell>
          <table:table-cell office:value-type="string" calcext:value-type="string">
            <text:p>CONN-HEADER-STRAIGHT-P2.54MM-1x13</text:p>
          </table:table-cell>
          <table:table-cell office:value-type="string" calcext:value-type="string">
            <text:p>Yes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Pin_Header_Straight_1x14</text:p>
          </table:table-cell>
          <table:table-cell office:value-type="string" calcext:value-type="string">
            <text:p>CONN-HEADER-STRAIGHT-P2.54MM-1x14</text:p>
          </table:table-cell>
          <table:table-cell office:value-type="string" calcext:value-type="string">
            <text:p>Yes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Pin_Header_Straight_1x15</text:p>
          </table:table-cell>
          <table:table-cell office:value-type="string" calcext:value-type="string">
            <text:p>CONN-HEADER-STRAIGHT-P2.54MM-1x15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1x16</text:p>
          </table:table-cell>
          <table:table-cell office:value-type="string" calcext:value-type="string">
            <text:p>CONN-HEADER-STRAIGHT-P2.54MM-1x16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1x17</text:p>
          </table:table-cell>
          <table:table-cell office:value-type="string" calcext:value-type="string">
            <text:p>CONN-HEADER-STRAIGHT-P2.54MM-1x17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1x18</text:p>
          </table:table-cell>
          <table:table-cell office:value-type="string" calcext:value-type="string">
            <text:p>CONN-HEADER-STRAIGHT-P2.54MM-1x18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1x19</text:p>
          </table:table-cell>
          <table:table-cell office:value-type="string" calcext:value-type="string">
            <text:p>CONN-HEADER-STRAIGHT-P2.54MM-1x19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1x20</text:p>
          </table:table-cell>
          <table:table-cell office:value-type="string" calcext:value-type="string">
            <text:p>CONN-HEADER-STRAIGHT-P2.54MM-1x20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1x21</text:p>
          </table:table-cell>
          <table:table-cell office:value-type="string" calcext:value-type="string">
            <text:p>CONN-HEADER-STRAIGHT-P2.54MM-1x21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1x22</text:p>
          </table:table-cell>
          <table:table-cell office:value-type="string" calcext:value-type="string">
            <text:p>CONN-HEADER-STRAIGHT-P2.54MM-1x22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1x23</text:p>
          </table:table-cell>
          <table:table-cell office:value-type="string" calcext:value-type="string">
            <text:p>CONN-HEADER-STRAIGHT-P2.54MM-1x23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1x24</text:p>
          </table:table-cell>
          <table:table-cell office:value-type="string" calcext:value-type="string">
            <text:p>CONN-HEADER-STRAIGHT-P2.54MM-1x24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1x25</text:p>
          </table:table-cell>
          <table:table-cell office:value-type="string" calcext:value-type="string">
            <text:p>CONN-HEADER-STRAIGHT-P2.54MM-1x25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1x26</text:p>
          </table:table-cell>
          <table:table-cell office:value-type="string" calcext:value-type="string">
            <text:p>CONN-HEADER-STRAIGHT-P2.54MM-1x26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1x27</text:p>
          </table:table-cell>
          <table:table-cell office:value-type="string" calcext:value-type="string">
            <text:p>CONN-HEADER-STRAIGHT-P2.54MM-1x27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1x28</text:p>
          </table:table-cell>
          <table:table-cell office:value-type="string" calcext:value-type="string">
            <text:p>CONN-HEADER-STRAIGHT-P2.54MM-1x28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1x29</text:p>
          </table:table-cell>
          <table:table-cell office:value-type="string" calcext:value-type="string">
            <text:p>CONN-HEADER-STRAIGHT-P2.54MM-1x29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1x30</text:p>
          </table:table-cell>
          <table:table-cell office:value-type="string" calcext:value-type="string">
            <text:p>CONN-HEADER-STRAIGHT-P2.54MM-1x30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1x31</text:p>
          </table:table-cell>
          <table:table-cell office:value-type="string" calcext:value-type="string">
            <text:p>CONN-HEADER-STRAIGHT-P2.54MM-1x31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1x32</text:p>
          </table:table-cell>
          <table:table-cell office:value-type="string" calcext:value-type="string">
            <text:p>CONN-HEADER-STRAIGHT-P2.54MM-1x32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1x33</text:p>
          </table:table-cell>
          <table:table-cell office:value-type="string" calcext:value-type="string">
            <text:p>CONN-HEADER-STRAIGHT-P2.54MM-1x33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1x34</text:p>
          </table:table-cell>
          <table:table-cell office:value-type="string" calcext:value-type="string">
            <text:p>CONN-HEADER-STRAIGHT-P2.54MM-1x34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1x35</text:p>
          </table:table-cell>
          <table:table-cell office:value-type="string" calcext:value-type="string">
            <text:p>CONN-HEADER-STRAIGHT-P2.54MM-1x35</text:p>
          </table:table-cell>
          <table:table-cell office:value-type="string" calcext:value-type="string">
            <text:p>Yes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Pin_Header_Straight_1x36</text:p>
          </table:table-cell>
          <table:table-cell office:value-type="string" calcext:value-type="string">
            <text:p>CONN-HEADER-STRAIGHT-P2.54MM-1x36</text:p>
          </table:table-cell>
          <table:table-cell office:value-type="string" calcext:value-type="string">
            <text:p>Yes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Pin_Header_Straight_1x37</text:p>
          </table:table-cell>
          <table:table-cell office:value-type="string" calcext:value-type="string">
            <text:p>CONN-HEADER-STRAIGHT-P2.54MM-1x37</text:p>
          </table:table-cell>
          <table:table-cell office:value-type="string" calcext:value-type="string">
            <text:p>Yes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Pin_Header_Straight_1x38</text:p>
          </table:table-cell>
          <table:table-cell office:value-type="string" calcext:value-type="string">
            <text:p>CONN-HEADER-STRAIGHT-P2.54MM-1x38</text:p>
          </table:table-cell>
          <table:table-cell office:value-type="string" calcext:value-type="string">
            <text:p>Yes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Pin_Header_Straight_1x39</text:p>
          </table:table-cell>
          <table:table-cell office:value-type="string" calcext:value-type="string">
            <text:p>CONN-HEADER-STRAIGHT-P2.54MM-1x39</text:p>
          </table:table-cell>
          <table:table-cell office:value-type="string" calcext:value-type="string">
            <text:p>Yes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Pin_Header_Straight_1x40</text:p>
          </table:table-cell>
          <table:table-cell office:value-type="string" calcext:value-type="string">
            <text:p>CONN-HEADER-STRAIGHT-P2.54MM-1x40</text:p>
          </table:table-cell>
          <table:table-cell office:value-type="string" calcext:value-type="string">
            <text:p>Yes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Pin_Header_Straight_2x01</text:p>
          </table:table-cell>
          <table:table-cell office:value-type="string" calcext:value-type="string">
            <text:p>CONN-HEADER-STRAIGHT-P2.54MM-2x01</text:p>
          </table:table-cell>
          <table:table-cell office:value-type="string" calcext:value-type="string">
            <text:p>Yes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Pin_Header_Straight_2x02</text:p>
          </table:table-cell>
          <table:table-cell office:value-type="string" calcext:value-type="string">
            <text:p>CONN-HEADER-STRAIGHT-P2.54MM-2x02</text:p>
          </table:table-cell>
          <table:table-cell office:value-type="string" calcext:value-type="string">
            <text:p>Yes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Pin_Header_Straight_2x03</text:p>
          </table:table-cell>
          <table:table-cell office:value-type="string" calcext:value-type="string">
            <text:p>CONN-HEADER-STRAIGHT-P2.54MM-2x03</text:p>
          </table:table-cell>
          <table:table-cell office:value-type="string" calcext:value-type="string">
            <text:p>Yes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Pin_Header_Straight_2x04</text:p>
          </table:table-cell>
          <table:table-cell office:value-type="string" calcext:value-type="string">
            <text:p>CONN-HEADER-STRAIGHT-P2.54MM-2x04</text:p>
          </table:table-cell>
          <table:table-cell office:value-type="string" calcext:value-type="string">
            <text:p>Yes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Pin_Header_Straight_2x05</text:p>
          </table:table-cell>
          <table:table-cell office:value-type="string" calcext:value-type="string">
            <text:p>CONN-HEADER-STRAIGHT-P2.54MM-2x05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2x06</text:p>
          </table:table-cell>
          <table:table-cell office:value-type="string" calcext:value-type="string">
            <text:p>CONN-HEADER-STRAIGHT-P2.54MM-2x06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2x07</text:p>
          </table:table-cell>
          <table:table-cell office:value-type="string" calcext:value-type="string">
            <text:p>CONN-HEADER-STRAIGHT-P2.54MM-2x07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2x08</text:p>
          </table:table-cell>
          <table:table-cell office:value-type="string" calcext:value-type="string">
            <text:p>CONN-HEADER-STRAIGHT-P2.54MM-2x08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2x09</text:p>
          </table:table-cell>
          <table:table-cell office:value-type="string" calcext:value-type="string">
            <text:p>CONN-HEADER-STRAIGHT-P2.54MM-2x09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2x10</text:p>
          </table:table-cell>
          <table:table-cell office:value-type="string" calcext:value-type="string">
            <text:p>CONN-HEADER-STRAIGHT-P2.54MM-2x10</text:p>
          </table:table-cell>
          <table:table-cell office:value-type="string" calcext:value-type="string">
            <text:p>Yes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Pin_Header_Straight_2x11</text:p>
          </table:table-cell>
          <table:table-cell office:value-type="string" calcext:value-type="string">
            <text:p>CONN-HEADER-STRAIGHT-P2.54MM-2x11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2x12</text:p>
          </table:table-cell>
          <table:table-cell office:value-type="string" calcext:value-type="string">
            <text:p>CONN-HEADER-STRAIGHT-P2.54MM-2x12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2x13</text:p>
          </table:table-cell>
          <table:table-cell office:value-type="string" calcext:value-type="string">
            <text:p>CONN-HEADER-STRAIGHT-P2.54MM-2x13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2x14</text:p>
          </table:table-cell>
          <table:table-cell office:value-type="string" calcext:value-type="string">
            <text:p>CONN-HEADER-STRAIGHT-P2.54MM-2x14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2x15</text:p>
          </table:table-cell>
          <table:table-cell office:value-type="string" calcext:value-type="string">
            <text:p>CONN-HEADER-STRAIGHT-P2.54MM-2x15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2x16</text:p>
          </table:table-cell>
          <table:table-cell office:value-type="string" calcext:value-type="string">
            <text:p>CONN-HEADER-STRAIGHT-P2.54MM-2x16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2x17</text:p>
          </table:table-cell>
          <table:table-cell office:value-type="string" calcext:value-type="string">
            <text:p>CONN-HEADER-STRAIGHT-P2.54MM-2x17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2x18</text:p>
          </table:table-cell>
          <table:table-cell office:value-type="string" calcext:value-type="string">
            <text:p>CONN-HEADER-STRAIGHT-P2.54MM-2x18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2x19</text:p>
          </table:table-cell>
          <table:table-cell office:value-type="string" calcext:value-type="string">
            <text:p>CONN-HEADER-STRAIGHT-P2.54MM-2x19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2x20</text:p>
          </table:table-cell>
          <table:table-cell office:value-type="string" calcext:value-type="string">
            <text:p>CONN-HEADER-STRAIGHT-P2.54MM-2x20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2x21</text:p>
          </table:table-cell>
          <table:table-cell office:value-type="string" calcext:value-type="string">
            <text:p>CONN-HEADER-STRAIGHT-P2.54MM-2x21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2x22</text:p>
          </table:table-cell>
          <table:table-cell office:value-type="string" calcext:value-type="string">
            <text:p>CONN-HEADER-STRAIGHT-P2.54MM-2x22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2x23</text:p>
          </table:table-cell>
          <table:table-cell office:value-type="string" calcext:value-type="string">
            <text:p>CONN-HEADER-STRAIGHT-P2.54MM-2x23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2x24</text:p>
          </table:table-cell>
          <table:table-cell office:value-type="string" calcext:value-type="string">
            <text:p>CONN-HEADER-STRAIGHT-P2.54MM-2x24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2x25</text:p>
          </table:table-cell>
          <table:table-cell office:value-type="string" calcext:value-type="string">
            <text:p>CONN-HEADER-STRAIGHT-P2.54MM-2x25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2x26</text:p>
          </table:table-cell>
          <table:table-cell office:value-type="string" calcext:value-type="string">
            <text:p>CONN-HEADER-STRAIGHT-P2.54MM-2x26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2x27</text:p>
          </table:table-cell>
          <table:table-cell office:value-type="string" calcext:value-type="string">
            <text:p>CONN-HEADER-STRAIGHT-P2.54MM-2x27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2x28</text:p>
          </table:table-cell>
          <table:table-cell office:value-type="string" calcext:value-type="string">
            <text:p>CONN-HEADER-STRAIGHT-P2.54MM-2x28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2x29</text:p>
          </table:table-cell>
          <table:table-cell office:value-type="string" calcext:value-type="string">
            <text:p>CONN-HEADER-STRAIGHT-P2.54MM-2x29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2x30</text:p>
          </table:table-cell>
          <table:table-cell office:value-type="string" calcext:value-type="string">
            <text:p>CONN-HEADER-STRAIGHT-P2.54MM-2x30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2x31</text:p>
          </table:table-cell>
          <table:table-cell office:value-type="string" calcext:value-type="string">
            <text:p>CONN-HEADER-STRAIGHT-P2.54MM-2x31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2x32</text:p>
          </table:table-cell>
          <table:table-cell office:value-type="string" calcext:value-type="string">
            <text:p>CONN-HEADER-STRAIGHT-P2.54MM-2x32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2x33</text:p>
          </table:table-cell>
          <table:table-cell office:value-type="string" calcext:value-type="string">
            <text:p>CONN-HEADER-STRAIGHT-P2.54MM-2x33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2x34</text:p>
          </table:table-cell>
          <table:table-cell office:value-type="string" calcext:value-type="string">
            <text:p>CONN-HEADER-STRAIGHT-P2.54MM-2x34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2x35</text:p>
          </table:table-cell>
          <table:table-cell office:value-type="string" calcext:value-type="string">
            <text:p>CONN-HEADER-STRAIGHT-P2.54MM-2x35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2x36</text:p>
          </table:table-cell>
          <table:table-cell office:value-type="string" calcext:value-type="string">
            <text:p>CONN-HEADER-STRAIGHT-P2.54MM-2x36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2x37</text:p>
          </table:table-cell>
          <table:table-cell office:value-type="string" calcext:value-type="string">
            <text:p>CONN-HEADER-STRAIGHT-P2.54MM-2x37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2x38</text:p>
          </table:table-cell>
          <table:table-cell office:value-type="string" calcext:value-type="string">
            <text:p>CONN-HEADER-STRAIGHT-P2.54MM-2x38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2x39</text:p>
          </table:table-cell>
          <table:table-cell office:value-type="string" calcext:value-type="string">
            <text:p>CONN-HEADER-STRAIGHT-P2.54MM-2x39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Header_Straight_2x40</text:p>
          </table:table-cell>
          <table:table-cell office:value-type="string" calcext:value-type="string">
            <text:p>CONN-HEADER-STRAIGHT-P2.54MM-2x40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nectors_JST_S2B-PH-SM4-TB</text:p>
          </table:table-cell>
          <table:table-cell office:value-type="string" calcext:value-type="string">
            <text:p>CONN-JST-S2B-PH-SM4-TB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N-KK100-1x05</text:p>
          </table:table-cell>
          <table:table-cell office:value-type="string" calcext:value-type="string">
            <text:p>CONN-MOLEX-KK100-1x05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N-KK100-1x06</text:p>
          </table:table-cell>
          <table:table-cell office:value-type="string" calcext:value-type="string">
            <text:p>CONN-MOLEX-KK100-1x06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TVN02A150</text:p>
          </table:table-cell>
          <table:table-cell office:value-type="string" calcext:value-type="string">
            <text:p>CONN-ONSHORE-SCREW-GREEN-2PIN-TH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TVN03A150</text:p>
          </table:table-cell>
          <table:table-cell office:value-type="string" calcext:value-type="string">
            <text:p>CONN-ONSHORE-SCREW-GREEN-3PIN-TH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D_Holder_FullSize</text:p>
          </table:table-cell>
          <table:table-cell table:style-name="ce2" office:value-type="string" calcext:value-type="string">
            <text:p>CONN-SD-FULL-TECONN-2041021-4</text:p>
          </table:table-cell>
          <table:table-cell table:style-name="ce2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6" office:value-type="string" calcext:value-type="string">
            <text:p>CONN-SD-MICRO-AMPHENOL-114-00841-68</text:p>
          </table:table-cell>
          <table:table-cell table:style-name="ce2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n_uSDcard_Molex_475710001</text:p>
          </table:table-cell>
          <table:table-cell table:style-name="ce6" office:value-type="string" calcext:value-type="string">
            <text:p>CONN-SD-MICRO-MOLEX-0475710001</text:p>
          </table:table-cell>
          <table:table-cell table:style-name="ce2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n_uSDcard_5009010801</text:p>
          </table:table-cell>
          <table:table-cell table:style-name="ce2" office:value-type="string" calcext:value-type="string">
            <text:p>CONN-SD-MICRO-MOLEX-5009010801</text:p>
          </table:table-cell>
          <table:table-cell table:style-name="ce2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n_uSDcard</text:p>
          </table:table-cell>
          <table:table-cell table:style-name="ce2" office:value-type="string" calcext:value-type="string">
            <text:p>CONN-SD-MICRO-TECONN-2041021-4</text:p>
          </table:table-cell>
          <table:table-cell table:style-name="ce2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A_Straight</text:p>
          </table:table-cell>
          <table:table-cell office:value-type="string" calcext:value-type="string">
            <text:p>CONN-SMA-STRAIGHT-TH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B-A-PCB-TRACES</text:p>
          </table:table-cell>
          <table:table-cell office:value-type="string" calcext:value-type="string">
            <text:p>CONN-USB-A-PCB-TRACES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B-Micro-B-10118193_0001LF</text:p>
          </table:table-cell>
          <table:table-cell office:value-type="string" calcext:value-type="string">
            <text:p>CONN-USB-MICRO-B-AMPHENOL-10118193-0001LF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YSTAL_8Y_4SMD</text:p>
          </table:table-cell>
          <table:table-cell office:value-type="string" calcext:value-type="string">
            <text:p>CRYSTAL-8Y-4SMD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YSTAL_ABM-2SMD</text:p>
          </table:table-cell>
          <table:table-cell office:value-type="string" calcext:value-type="string">
            <text:p>CRYSTAL-ABM-2SMD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RYSTAL-CTS-4SMD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B9FC</text:p>
          </table:table-cell>
          <table:table-cell office:value-type="string" calcext:value-type="string">
            <text:p>DB9-FEMALE-C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B9FD</text:p>
          </table:table-cell>
          <table:table-cell office:value-type="string" calcext:value-type="string">
            <text:p>DB9-FEMALE-D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B9MC</text:p>
          </table:table-cell>
          <table:table-cell office:value-type="string" calcext:value-type="string">
            <text:p>DB9-MALE-C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B9MD</text:p>
          </table:table-cell>
          <table:table-cell office:value-type="string" calcext:value-type="string">
            <text:p>DB9-MALE-D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FN-10-1EP_3x3mm_Pitch0.5mm</text:p>
          </table:table-cell>
          <table:table-cell office:value-type="string" calcext:value-type="string">
            <text:p>DFN-10-1EP-3x3MM-P0.5MM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ode_DO-41</text:p>
          </table:table-cell>
          <table:table-cell office:value-type="string" calcext:value-type="string">
            <text:p>DIODE-DO-41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ode_SMA</text:p>
          </table:table-cell>
          <table:table-cell office:value-type="string" calcext:value-type="string">
            <text:p>DIODE-SMA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ode_SMB</text:p>
          </table:table-cell>
          <table:table-cell office:value-type="string" calcext:value-type="string">
            <text:p>DIODE-SMB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ode_SMC</text:p>
          </table:table-cell>
          <table:table-cell office:value-type="string" calcext:value-type="string">
            <text:p>DIODE-SMC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P-16_W7.62mm_LongPads</text:p>
          </table:table-cell>
          <table:table-cell office:value-type="string" calcext:value-type="string">
            <text:p>DIP-16-W7.62MM-LONGPADS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P-8_W7.62mm_LongPads</text:p>
          </table:table-cell>
          <table:table-cell office:value-type="string" calcext:value-type="string">
            <text:p>DIP-8-W7.62MM-LONGPADS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O214AC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PAK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-506-GPS</text:p>
          </table:table-cell>
          <table:table-cell office:value-type="string" calcext:value-type="string">
            <text:p>GPS-EM-506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HOLE-40MIL</text:p>
          </table:table-cell>
          <table:table-cell office:value-type="string" calcext:value-type="string">
            <text:p>HOLE-PLATED-40MIL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_78F_AXIAL</text:p>
          </table:table-cell>
          <table:table-cell office:value-type="string" calcext:value-type="string">
            <text:p>IND-78F-AXIAL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CD-1602A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603-LED</text:p>
          </table:table-cell>
          <table:table-cell table:style-name="ce2" office:value-type="string" calcext:value-type="string">
            <text:p>LED-0603-SMD</text:p>
          </table:table-cell>
          <table:table-cell table:style-name="ce2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D_0805</text:p>
          </table:table-cell>
          <table:table-cell table:style-name="ce2" office:value-type="string" calcext:value-type="string">
            <text:p>LED-0805-SMD</text:p>
          </table:table-cell>
          <table:table-cell table:style-name="ce2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D_1206</text:p>
          </table:table-cell>
          <table:table-cell table:style-name="ce2" office:value-type="string" calcext:value-type="string">
            <text:p>LED-1206-SMD</text:p>
          </table:table-cell>
          <table:table-cell table:style-name="ce2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D-3MM-2PIN</text:p>
          </table:table-cell>
          <table:table-cell table:style-name="ce2" office:value-type="string" calcext:value-type="string">
            <text:p>LED-D3MM-2PIN</text:p>
          </table:table-cell>
          <table:table-cell table:style-name="ce2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D-3MM-3PIN</text:p>
          </table:table-cell>
          <table:table-cell table:style-name="ce2" office:value-type="string" calcext:value-type="string">
            <text:p>LED-D3MM-3PIN</text:p>
          </table:table-cell>
          <table:table-cell table:style-name="ce2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D-5MM-2PIN</text:p>
          </table:table-cell>
          <table:table-cell table:style-name="ce2" office:value-type="string" calcext:value-type="string">
            <text:p>LED-D5MM-2PIN</text:p>
          </table:table-cell>
          <table:table-cell table:style-name="ce2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D-5MM-3PIN</text:p>
          </table:table-cell>
          <table:table-cell table:style-name="ce2" office:value-type="string" calcext:value-type="string">
            <text:p>LED-D5MM-3PIN</text:p>
          </table:table-cell>
          <table:table-cell table:style-name="ce2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D-RGB-5MM_Common_Cathode</text:p>
          </table:table-cell>
          <table:table-cell table:style-name="ce2" office:value-type="string" calcext:value-type="string">
            <text:p>LED-D5MM-4PIN-COMMON-CATHODE</text:p>
          </table:table-cell>
          <table:table-cell table:style-name="ce2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D-APTB-CHIP</text:p>
          </table:table-cell>
          <table:table-cell table:style-name="ce2" office:value-type="string" calcext:value-type="string">
            <text:p>LED-KINGSBRIGHT-APTB-0606-SMD</text:p>
          </table:table-cell>
          <table:table-cell table:style-name="ce2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D-LTST-CHIP</text:p>
          </table:table-cell>
          <table:table-cell table:style-name="ce2" office:value-type="string" calcext:value-type="string">
            <text:p>LED-LITEON-LTST-0606-SMD</text:p>
          </table:table-cell>
          <table:table-cell table:style-name="ce2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GBLED5050</text:p>
          </table:table-cell>
          <table:table-cell office:value-type="string" calcext:value-type="string">
            <text:p>LED-RGB-5050-SMD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D_4PLCC</text:p>
          </table:table-cell>
          <table:table-cell table:style-name="ce2" office:value-type="string" calcext:value-type="string">
            <text:p>LED-WURTH-SBTW-4PLCC-SMD</text:p>
          </table:table-cell>
          <table:table-cell table:style-name="ce2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SOP-10-1EP_3x3mm_Pitch0.5mm</text:p>
          </table:table-cell>
          <table:table-cell office:value-type="string" calcext:value-type="string">
            <text:p>MSOP-10-1EP-3x3MM-P0.5MM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SOP-10_3x3mm_Pitch0.5mm</text:p>
          </table:table-cell>
          <table:table-cell office:value-type="string" calcext:value-type="string">
            <text:p>MSOP-10-3x3MM-P0.5MM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werSO-20</text:p>
          </table:table-cell>
          <table:table-cell office:value-type="string" calcext:value-type="string">
            <text:p>POWERSO-20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FN-32-1EP_5x5mm_Pitch0.5mm</text:p>
          </table:table-cell>
          <table:table-cell office:value-type="string" calcext:value-type="string">
            <text:p>QFN-32-1EP-5x5MM-P0.5MM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istor_Horizontal_RM7mm</text:p>
          </table:table-cell>
          <table:table-cell office:value-type="string" calcext:value-type="string">
            <text:p>RES-CARBONFILM-7MM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quare_Trimpot_TH</text:p>
          </table:table-cell>
          <table:table-cell office:value-type="string" calcext:value-type="string">
            <text:p>RES-TRIMPOT-BOURNS-3362-SQUARE-TH-CENTER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S-TRIMPOT-BOURNS-3362-SQUARE-TH-OFFSET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160-TRIMPOT</text:p>
          </table:table-cell>
          <table:table-cell table:style-name="ce6" office:value-type="string" calcext:value-type="string">
            <text:p>RES-TRIMPOT-TTELEC-P160-TH</text:p>
          </table:table-cell>
          <table:table-cell table:style-name="ce2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0402</text:p>
          </table:table-cell>
          <table:table-cell office:value-type="string" calcext:value-type="string">
            <text:p>RLC-0402-SMD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0603</text:p>
          </table:table-cell>
          <table:table-cell office:value-type="string" calcext:value-type="string">
            <text:p>RLC-0603-SMD</text:p>
          </table:table-cell>
          <table:table-cell office:value-type="string" calcext:value-type="string">
            <text:p>Yes</text:p>
          </table:table-cell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0805</text:p>
          </table:table-cell>
          <table:table-cell office:value-type="string" calcext:value-type="string">
            <text:p>RLC-0805-SMD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1206</text:p>
          </table:table-cell>
          <table:table-cell office:value-type="string" calcext:value-type="string">
            <text:p>RLC-1206-SMD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1210</text:p>
          </table:table-cell>
          <table:table-cell office:value-type="string" calcext:value-type="string">
            <text:p>RLC-1210-SMD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1812</text:p>
          </table:table-cell>
          <table:table-cell office:value-type="string" calcext:value-type="string">
            <text:p>RLC-1812-SMD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1825</text:p>
          </table:table-cell>
          <table:table-cell office:value-type="string" calcext:value-type="string">
            <text:p>RLC-1825-SMD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2010</text:p>
          </table:table-cell>
          <table:table-cell office:value-type="string" calcext:value-type="string">
            <text:p>RLC-2010-SMD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2220</text:p>
          </table:table-cell>
          <table:table-cell office:value-type="string" calcext:value-type="string">
            <text:p>RLC-2220-SMD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2225</text:p>
          </table:table-cell>
          <table:table-cell office:value-type="string" calcext:value-type="string">
            <text:p>RLC-2225-SMD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OD-123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OD-323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OD-523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IC-14_3.9x8.7mm_Pitch1.27mm</text:p>
          </table:table-cell>
          <table:table-cell office:value-type="string" calcext:value-type="string">
            <text:p>SOIC-14-3.9x8.7MM-P1.27MM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IC-16_3.9x9.9mm_Pitch1.27mm</text:p>
          </table:table-cell>
          <table:table-cell office:value-type="string" calcext:value-type="string">
            <text:p>SOIC-16-3.9x9.9MM-P1.27MM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IC-16_7.5x10.3mm_Pitch1.27mm</text:p>
          </table:table-cell>
          <table:table-cell office:value-type="string" calcext:value-type="string">
            <text:p>SOIC-16-7.5x10.3MM-P1.27MM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IC-18_7.5x11.6mm_Pitch1.27mm</text:p>
          </table:table-cell>
          <table:table-cell office:value-type="string" calcext:value-type="string">
            <text:p>SOIC-18-7.5x11.6MM-P1.27MM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IC-20_7.5x12.8mm_Pitch1.27mm</text:p>
          </table:table-cell>
          <table:table-cell office:value-type="string" calcext:value-type="string">
            <text:p>SOIC-20-7.5x12.8MM-P1.27MM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IC-24_7.5x15.4mm_Pitch1.27mm</text:p>
          </table:table-cell>
          <table:table-cell office:value-type="string" calcext:value-type="string">
            <text:p>SOIC-24-7.5x15.4MM-P1.27MM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IC-28_7.5x17.9mm_Pitch1.27mm</text:p>
          </table:table-cell>
          <table:table-cell office:value-type="string" calcext:value-type="string">
            <text:p>SOIC-28-7.5x17.9MM-P1.27MM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IC-8-1EP_3.9x4.9mm_Pitch1.27mm</text:p>
          </table:table-cell>
          <table:table-cell office:value-type="string" calcext:value-type="string">
            <text:p>SOIC-8-1EP-3.9x4.9MM-P1.27MM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IC-8_3.9x4.9mm_Pitch1.27mm</text:p>
          </table:table-cell>
          <table:table-cell office:value-type="string" calcext:value-type="string">
            <text:p>SOIC-8-3.9x4.9MM-P1.27MM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OT-223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OT-23-3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OT-23-5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SOP-24_5.3x8.2mm_Pitch0.65mm</text:p>
          </table:table-cell>
          <table:table-cell office:value-type="string" calcext:value-type="string">
            <text:p>SSOP-24-5.3x8.2MM-P0.65MM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SOP-28_5.3x10.2mm_Pitch0.65mm</text:p>
          </table:table-cell>
          <table:table-cell office:value-type="string" calcext:value-type="string">
            <text:p>SSOP-28-5.3x10.2MM-P0.65MM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W_TH_5WAY_NAV</text:p>
          </table:table-cell>
          <table:table-cell office:value-type="string" calcext:value-type="string">
            <text:p>SWITCH-5WAY-NAV-TH</text:p>
          </table:table-cell>
          <table:table-cell office:value-type="string" calcext:value-type="string">
            <text:p>No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SW-EG1218</text:p>
          </table:table-cell>
          <table:table-cell office:value-type="string" calcext:value-type="string">
            <text:p>SWITCH-ESWITCH-SLIDE-TH-EG1218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W-100SP3</text:p>
          </table:table-cell>
          <table:table-cell office:value-type="string" calcext:value-type="string">
            <text:p>SWITCH-ESWITCH-TOGGLE-TH-100SP3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W-B3U-1000P</text:p>
          </table:table-cell>
          <table:table-cell office:value-type="string" calcext:value-type="string">
            <text:p>SWITCH-OMRON-MOMENTARY-SMD-B3U-1000P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W-B3F-10XX</text:p>
          </table:table-cell>
          <table:table-cell office:value-type="string" calcext:value-type="string">
            <text:p>SWITCH-OMRON-MOMENTARY-TH-B3F-10XX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W-FSMSM</text:p>
          </table:table-cell>
          <table:table-cell table:style-name="ce2" office:value-type="string" calcext:value-type="string">
            <text:p>SWITCH-TECONN-MOMENTARY-SMD-FSMSM</text:p>
          </table:table-cell>
          <table:table-cell table:style-name="ce2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ymbol_OSHW-Logo_SilkScreen</text:p>
          </table:table-cell>
          <table:table-cell office:value-type="string" calcext:value-type="string">
            <text:p>SYMBOL-OSHW-LOGO-SILK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EENSY-3.2-LEAFBOARD-ADAPTER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ENSY-3.2</text:p>
          </table:table-cell>
          <table:table-cell office:value-type="string" calcext:value-type="string">
            <text:p>TEENSY-3.2-NOSILK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ENSY-LC</text:p>
          </table:table-cell>
          <table:table-cell office:value-type="string" calcext:value-type="string">
            <text:p>TEENSY-LC-NOSILK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-220_Neutral123_Vertical_LargePads</text:p>
          </table:table-cell>
          <table:table-cell office:value-type="string" calcext:value-type="string">
            <text:p>TO-220-NEUTRAL123-VERT-LONGPADS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-92_Inline_Narrow_Oval</text:p>
          </table:table-cell>
          <table:table-cell office:value-type="string" calcext:value-type="string">
            <text:p>TO-92-INLINE-NARROW-OVAL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QFP-100_14x14mm_Pitch0.5mm</text:p>
          </table:table-cell>
          <table:table-cell office:value-type="string" calcext:value-type="string">
            <text:p>TQFP-100-14x14MM-P0.5MM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QFP-32_7x7mm_Pitch0.8mm</text:p>
          </table:table-cell>
          <table:table-cell office:value-type="string" calcext:value-type="string">
            <text:p>TQFP-32-7x7MM-P0.8MM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QFP-44_10x10mm_Pitch0.8mm</text:p>
          </table:table-cell>
          <table:table-cell office:value-type="string" calcext:value-type="string">
            <text:p>TQFP-44-10x10MM-P0.8MM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SSOP-14_4.4x5mm_Pitch0.65mm</text:p>
          </table:table-cell>
          <table:table-cell office:value-type="string" calcext:value-type="string">
            <text:p>TSSOP-14-4.4x5MM-P0.65MM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Sheet1.A2:Sheet1.AMJ20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cker </meta:initial-creator>
    <meta:creation-date>2016-07-23T10:42:32.099146304</meta:creation-date>
    <dc:date>2016-07-23T14:33:45.771905465</dc:date>
    <dc:creator>wicker </dc:creator>
    <meta:editing-duration>PT2H4M14S</meta:editing-duration>
    <meta:editing-cycles>62</meta:editing-cycles>
    <meta:generator>LibreOffice/5.0.3.2$Linux_X86_64 LibreOffice_project/00m0$Build-2</meta:generator>
    <meta:document-statistic meta:table-count="1" meta:cell-count="618" meta:object-count="0"/>
  </office:meta>
</office:document-meta>
</file>